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7e988d"/>
      <style:paragraph-properties fo:text-align="center" fo:margin-left="0mm"/>
    </style:style>
    <style:style style:name="ce2" style:family="table-cell" style:parent-style-name="Default">
      <style:table-cell-properties fo:background-color="#c2e0ae" style:text-align-source="fix" style:repeat-content="false" fo:border="0.74pt solid #7e988d"/>
      <style:paragraph-properties fo:text-align="center" fo:margin-left="0mm"/>
    </style:style>
    <style:style style:name="ce3" style:family="table-cell" style:parent-style-name="Default">
      <style:table-cell-properties fo:background-color="#ffdaa2" style:text-align-source="fix" style:repeat-content="false" fo:border="0.74pt solid #7e988d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3" table:default-cell-style-name="ce1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Zn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formula="of:=CHAR(IF(CODE(LOWER([.D2]))+1&gt;122;CODE(litery.ałe([.D2]))+1-26;CODE(LOWER([.D2]))+1))" office:value-type="string" office:string-value="w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ITERY.MAŁE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D3]))+1&gt;122;CODE(litery.ałe([.D3]))+1-26;CODE(LOWER([.D3]))+1))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KOD()</text:p>
          </table:table-cell>
          <table:table-cell office:value-type="string" calcext:value-type="string">
            <text:p>←ZWRACA KOD asc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formula="of:=CHAR(IF(CODE(LOWER([.D4]))+1&gt;122;CODE(litery.ałe([.D4]))+1-26;CODE(LOWER([.D4]))+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ZNAK(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formula="of:=CHAR(IF(CODE(LOWER([.D5]))+1&gt;122;CODE(litery.ałe([.D5]))+1-26;CODE(LOWER([.D5]))+1))" office:value-type="string" office:string-value="j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D6]))+1&gt;122;CODE(litery.ałe([.D6]))+1-26;CODE(LOWER([.D6]))+1))" office:value-type="string" office:string-value="v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formula="of:=CHAR(IF(CODE(LOWER([.D7]))+1&gt;122;CODE(litery.ałe([.D7]))+1-26;CODE(LOWER([.D7]))+1))" office:value-type="string" office:string-value="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formula="of:=CHAR(CODE(LOWER([.D2]))+1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table:formula="of:=CHAR(IF(CODE(LOWER([.D8]))+1&gt;122;CODE(litery.ałe([.D8]))+1-26;CODE(LOWER([.D8]))+1))" office:value-type="string" office:string-value="i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  <table:table-cell table:formula="of:=CHAR(IF(CODE(LOWER([.D2]))+1&gt;122;CODE(litery.ałe([.D2]))+1-26;CODE(LOWER([.D2]))+1))" office:value-type="string" office:string-value="w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formula="of:=CHAR(IF(CODE(LOWER([.D9]))+1&gt;122;CODE(litery.ałe([.D9]))+1-26;CODE(LOWER([.D9]))+1))" office:value-type="string" office:string-value="d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D10]))+1&gt;122;CODE(litery.ałe([.D10]))+1-26;CODE(LOWER([.D10]))+1)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formula="of:=CHAR(IF(CODE(LOWER([.D11]))+1&gt;122;CODE(litery.ałe([.D11]))+1-26;CODE(LOWER([.D11]))+1))" office:value-type="string" office:string-value="v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formula="of:=CHAR(IF(CODE(LOWER([.D12]))+1&gt;122;CODE(litery.ałe([.D12]))+1-26;CODE(LOWER([.D12]))+1)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table:style-name="ce1" office:value-type="string" calcext:value-type="string">
            <text:p>MNOP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KLUCZ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formula="of:=CHAR(IF(CODE(LOWER([.A15]))+3&gt;122;CODE(LOWER([.A15]))+3-26;CODE(LOWER([.A15]))+3))" office:value-type="string" office:string-value="w" calcext:value-type="string">
            <text:p>w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 office:value-type="string" calcext:value-type="string">
            <text:p>a</text:p>
          </table:table-cell>
          <table:table-cell table:style-name="Default" table:formula="of:=CHAR(IF(CODE(LOWER([.A16]))+3&gt;122;CODE(LOWER([.A16]))+3-26;CODE(LOWER([.A16]))+3))" office:value-type="string" office:string-value="d" calcext:value-type="string">
            <text:p>d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 office:value-type="string" calcext:value-type="string">
            <text:p>j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n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y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k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l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u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c</text:p>
          </table:table-cell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z</text:p>
          </table:table-cell>
          <table:table-cell table:style-name="Default" table:number-columns-repeated="7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2:03.545553469</meta:creation-date>
    <dc:date>2020-02-20T11:39:04.368586266</dc:date>
    <meta:editing-duration>PT36M49S</meta:editing-duration>
    <meta:editing-cycles>28</meta:editing-cycles>
    <meta:generator>LibreOffice/6.0.7.3$Linux_X86_64 LibreOffice_project/00m0$Build-3</meta:generator>
    <meta:document-statistic meta:table-count="1" meta:cell-count="111" meta:object-count="0"/>
  </office:meta>
</office:document-meta>
</file>